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28" calcext:value-type="float">
            <text:p>33.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0608" calcext:value-type="float">
            <text:p>33.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7936" calcext:value-type="float">
            <text:p>32.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1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4928" calcext:value-type="float">
            <text:p>36.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8832" calcext:value-type="float">
            <text:p>36.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948" calcext:value-type="float">
            <text:p>34.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52" calcext:value-type="float">
            <text:p>33.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3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6808" calcext:value-type="float">
            <text:p>34.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4888" calcext:value-type="float">
            <text:p>32.9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36" calcext:value-type="float">
            <text:p>32.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200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8936" calcext:value-type="float">
            <text:p>30.3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3656" calcext:value-type="float">
            <text:p>30.0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3512" calcext:value-type="float">
            <text:p>29.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9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68904" calcext:value-type="float">
            <text:p>28.56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64" calcext:value-type="float">
            <text:p>28.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7876" calcext:value-type="float">
            <text:p>28.1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68448" calcext:value-type="float">
            <text:p>27.9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20976" calcext:value-type="float">
            <text:p>27.62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00352" calcext:value-type="float">
            <text:p>27.2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8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27328" calcext:value-type="float">
            <text:p>26.6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7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1736" calcext:value-type="float">
            <text:p>26.0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7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6248" calcext:value-type="float">
            <text:p>25.60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NHP-SH-015</text:p>
          </table:table-cell>
          <table:table-cell office:value-type="string" calcext:value-type="string">
            <text:p>197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6896" calcext:value-type="float">
            <text:p>25.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